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b89" officeooo:paragraph-rsid="0013eb89"/>
    </style:style>
    <style:style style:name="P2" style:family="paragraph" style:parent-style-name="Standard">
      <style:text-properties fo:font-size="20pt" officeooo:rsid="0013eb89" officeooo:paragraph-rsid="0013eb89" style:font-size-asian="17.5pt" style:font-size-complex="20pt"/>
    </style:style>
    <style:style style:name="P3" style:family="paragraph" style:parent-style-name="Standard">
      <style:text-properties fo:font-size="20pt" officeooo:rsid="0013eb89" officeooo:paragraph-rsid="00146ce8" style:font-size-asian="17.5pt" style:font-size-complex="20pt"/>
    </style:style>
    <style:style style:name="P4" style:family="paragraph" style:parent-style-name="Standard">
      <style:text-properties fo:font-size="20pt" officeooo:rsid="00146ce8" officeooo:paragraph-rsid="00146ce8" style:font-size-asian="17.5pt" style:font-size-complex="20pt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eb89" officeooo:paragraph-rsid="0013eb89"/>
    </style:style>
    <style:style style:name="P6" style:family="paragraph" style:parent-style-name="Standard">
      <style:text-properties fo:font-size="20pt" officeooo:rsid="0013eb89" officeooo:paragraph-rsid="0013eb89" style:font-size-asian="17.5pt" style:font-size-complex="20pt"/>
    </style:style>
    <style:style style:name="P7" style:family="paragraph" style:parent-style-name="Standard">
      <style:text-properties fo:font-size="20pt" officeooo:rsid="0013eb89" officeooo:paragraph-rsid="00215b60" style:font-size-asian="17.5pt" style:font-size-complex="20pt"/>
    </style:style>
    <style:style style:name="P8" style:family="paragraph" style:parent-style-name="Standard">
      <style:text-properties fo:font-size="20pt" officeooo:rsid="0013eb89" officeooo:paragraph-rsid="002287e6" style:font-size-asian="17.5pt" style:font-size-complex="20pt"/>
    </style:style>
    <style:style style:name="P9" style:family="paragraph" style:parent-style-name="Standard">
      <style:text-properties fo:font-size="20pt" officeooo:rsid="0013eb89" officeooo:paragraph-rsid="00232dd7" style:font-size-asian="17.5pt" style:font-size-complex="20pt"/>
    </style:style>
    <style:style style:name="P10" style:family="paragraph" style:parent-style-name="Standard">
      <style:text-properties fo:font-size="20pt" officeooo:rsid="0013eb89" officeooo:paragraph-rsid="00158c82" style:font-size-asian="17.5pt" style:font-size-complex="20pt"/>
    </style:style>
    <style:style style:name="P11" style:family="paragraph" style:parent-style-name="Standard">
      <style:text-properties fo:font-size="20pt" officeooo:rsid="0013eb89" officeooo:paragraph-rsid="00146ce8" style:font-size-asian="17.5pt" style:font-size-complex="20pt"/>
    </style:style>
    <style:style style:name="P12" style:family="paragraph" style:parent-style-name="Standard">
      <style:text-properties fo:font-size="20pt" officeooo:rsid="0013eb89" officeooo:paragraph-rsid="002698b3" style:font-size-asian="17.5pt" style:font-size-complex="20pt"/>
    </style:style>
    <style:style style:name="P13" style:family="paragraph" style:parent-style-name="Standard">
      <style:text-properties fo:font-size="20pt" officeooo:rsid="0013eb89" officeooo:paragraph-rsid="00280511" style:font-size-asian="17.5pt" style:font-size-complex="20pt"/>
    </style:style>
    <style:style style:name="P14" style:family="paragraph" style:parent-style-name="Standard">
      <style:text-properties fo:font-size="20pt" officeooo:rsid="0013eb89" officeooo:paragraph-rsid="0028906e" style:font-size-asian="17.5pt" style:font-size-complex="20pt"/>
    </style:style>
    <style:style style:name="P15" style:family="paragraph" style:parent-style-name="Standard">
      <style:text-properties fo:font-size="20pt" officeooo:rsid="00215b60" officeooo:paragraph-rsid="00215b60" style:font-size-asian="17.5pt" style:font-size-complex="20pt"/>
    </style:style>
    <style:style style:name="P16" style:family="paragraph" style:parent-style-name="Standard">
      <style:text-properties fo:font-size="20pt" officeooo:rsid="00215b60" officeooo:paragraph-rsid="002660af" style:font-size-asian="17.5pt" style:font-size-complex="20pt"/>
    </style:style>
    <style:style style:name="P17" style:family="paragraph" style:parent-style-name="Standard">
      <style:text-properties fo:font-size="20pt" officeooo:rsid="00215b60" officeooo:paragraph-rsid="0028906e" style:font-size-asian="17.5pt" style:font-size-complex="20pt"/>
    </style:style>
    <style:style style:name="P18" style:family="paragraph" style:parent-style-name="Standard">
      <style:text-properties fo:font-size="20pt" officeooo:rsid="0013ec1f" officeooo:paragraph-rsid="0028906e" style:font-size-asian="17.5pt" style:font-size-complex="20pt"/>
    </style:style>
    <style:style style:name="P19" style:family="paragraph" style:parent-style-name="Standard">
      <style:text-properties fo:font-size="20pt" officeooo:rsid="00232dd7" officeooo:paragraph-rsid="00232dd7" style:font-size-asian="17.5pt" style:font-size-complex="20pt"/>
    </style:style>
    <style:style style:name="P20" style:family="paragraph" style:parent-style-name="Standard">
      <style:text-properties fo:font-size="20pt" officeooo:rsid="00280511" officeooo:paragraph-rsid="00280511" style:font-size-asian="17.5pt" style:font-size-complex="20pt"/>
    </style:style>
    <style:style style:name="P21" style:family="paragraph" style:parent-style-name="Standard">
      <style:text-properties fo:font-size="20pt" officeooo:rsid="00146ce8" officeooo:paragraph-rsid="00146ce8" style:font-size-asian="17.5pt" style:font-size-complex="20pt"/>
    </style:style>
    <style:style style:name="P22" style:family="paragraph" style:parent-style-name="Standard">
      <style:text-properties fo:font-size="20pt" officeooo:rsid="00146ce8" officeooo:paragraph-rsid="0028906e" style:font-size-asian="17.5pt" style:font-size-complex="20pt"/>
    </style:style>
    <style:style style:name="P23" style:family="paragraph" style:parent-style-name="Standard">
      <style:text-properties fo:color="#0d1f63" fo:font-size="20pt" officeooo:rsid="00215b60" officeooo:paragraph-rsid="00215b60" fo:background-color="#bce4e5" style:font-size-asian="17.5pt" style:font-size-complex="20pt"/>
    </style:style>
    <style:style style:name="P24" style:family="paragraph" style:parent-style-name="Standard">
      <style:text-properties fo:color="#0d1f63" fo:font-size="20pt" officeooo:rsid="00215b60" officeooo:paragraph-rsid="00232dd7" fo:background-color="#bce4e5" style:font-size-asian="17.5pt" style:font-size-complex="20pt"/>
    </style:style>
    <style:style style:name="P25" style:family="paragraph" style:parent-style-name="Standard">
      <style:text-properties fo:color="#0d1f63" fo:font-size="20pt" officeooo:rsid="00215b60" officeooo:paragraph-rsid="0013eb89" fo:background-color="#bce4e5" style:font-size-asian="17.5pt" style:font-size-complex="20pt"/>
    </style:style>
    <style:style style:name="P26" style:family="paragraph" style:parent-style-name="Standard">
      <style:text-properties fo:color="#0d1f63" fo:font-size="20pt" officeooo:rsid="00215b60" officeooo:paragraph-rsid="002698b3" fo:background-color="#bce4e5" style:font-size-asian="17.5pt" style:font-size-complex="20pt"/>
    </style:style>
    <style:style style:name="P27" style:family="paragraph" style:parent-style-name="Standard">
      <style:text-properties fo:color="#0d1f63" fo:font-size="20pt" officeooo:rsid="00215b60" officeooo:paragraph-rsid="0028906e" fo:background-color="#bce4e5" style:font-size-asian="17.5pt" style:font-size-complex="20pt"/>
    </style:style>
    <style:style style:name="P28" style:family="paragraph" style:parent-style-name="Standard">
      <style:text-properties fo:color="#0d1f63" fo:font-size="20pt" fo:font-weight="normal" officeooo:rsid="00215b60" officeooo:paragraph-rsid="002660af" fo:background-color="#bce4e5" style:font-size-asian="17.5pt" style:font-weight-asian="normal" style:font-size-complex="20pt" style:font-weight-complex="normal"/>
    </style:style>
    <style:style style:name="P29" style:family="paragraph" style:parent-style-name="Standard">
      <style:text-properties fo:color="#0d1f63" fo:font-size="20pt" fo:font-weight="normal" officeooo:rsid="00215b60" officeooo:paragraph-rsid="0028906e" fo:background-color="#bce4e5" style:font-size-asian="17.5pt" style:font-weight-asian="normal" style:font-size-complex="20pt" style:font-weight-complex="normal"/>
    </style:style>
    <style:style style:name="T1" style:family="text">
      <style:text-properties officeooo:rsid="0013eb89"/>
    </style:style>
    <style:style style:name="T2" style:family="text">
      <style:text-properties fo:color="#ce181e"/>
    </style:style>
    <style:style style:name="T3" style:family="text">
      <style:text-properties fo:color="#ce181e" officeooo:rsid="0013eb89"/>
    </style:style>
    <style:style style:name="T4" style:family="text">
      <style:text-properties fo:color="#ce181e" officeooo:rsid="0013ec1f"/>
    </style:style>
    <style:style style:name="T5" style:family="text">
      <style:text-properties fo:color="#ce181e" officeooo:rsid="00146ce8" fo:background-color="#fff200" loext:char-shading-value="0"/>
    </style:style>
    <style:style style:name="T6" style:family="text">
      <style:text-properties fo:color="#ce181e" fo:font-weight="normal" officeooo:rsid="00146ce8" fo:background-color="#fff200" loext:char-shading-value="0" style:font-weight-asian="normal" style:font-weight-complex="normal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3eb89" fo:background-color="#fff200" loext:char-shading-value="0"/>
    </style:style>
    <style:style style:name="T9" style:family="text">
      <style:text-properties officeooo:rsid="0013ec1f" fo:background-color="#fff200" loext:char-shading-value="0"/>
    </style:style>
    <style:style style:name="T10" style:family="text">
      <style:text-properties officeooo:rsid="0013ec1f" fo:background-color="#fff200" loext:char-shading-value="0"/>
    </style:style>
    <style:style style:name="T11" style:family="text">
      <style:text-properties officeooo:rsid="00146ce8" fo:background-color="#fff200" loext:char-shading-value="0"/>
    </style:style>
    <style:style style:name="T12" style:family="text">
      <style:text-properties officeooo:rsid="0028906e" fo:background-color="#fff200" loext:char-shading-value="0"/>
    </style:style>
    <style:style style:name="T13" style:family="text">
      <style:text-properties officeooo:rsid="0013ec1f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3eb89" fo:background-color="transparent" loext:char-shading-value="0"/>
    </style:style>
    <style:style style:name="T16" style:family="text">
      <style:text-properties officeooo:rsid="0013eb89" fo:background-color="transparent" loext:char-shading-value="0"/>
    </style:style>
    <style:style style:name="T17" style:family="text">
      <style:text-properties officeooo:rsid="00146ce8" fo:background-color="transparent" loext:char-shading-value="0"/>
    </style:style>
    <style:style style:name="T18" style:family="text">
      <style:text-properties officeooo:rsid="0013ec1f" fo:background-color="transparent" loext:char-shading-value="0"/>
    </style:style>
    <style:style style:name="T19" style:family="text">
      <style:text-properties officeooo:rsid="0013ec1f" fo:background-color="transparent" loext:char-shading-value="0"/>
    </style:style>
    <style:style style:name="T20" style:family="text">
      <style:text-properties officeooo:rsid="0028906e" fo:background-color="transparent" loext:char-shading-value="0"/>
    </style:style>
    <style:style style:name="T21" style:family="text">
      <style:text-properties officeooo:rsid="0028906e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46ce8"/>
    </style:style>
    <style:style style:name="T24" style:family="text">
      <style:text-properties officeooo:rsid="00164880"/>
    </style:style>
    <style:style style:name="T25" style:family="text">
      <style:text-properties fo:color="#21409a" fo:background-color="#00a65d" loext:char-shading-value="0"/>
    </style:style>
    <style:style style:name="T26" style:family="text">
      <style:text-properties fo:color="#21409a" officeooo:rsid="0013eb89" fo:background-color="#00a65d" loext:char-shading-value="0"/>
    </style:style>
    <style:style style:name="T27" style:family="text">
      <style:text-properties fo:color="#ed1c24" fo:font-weight="bold" style:font-weight-asian="bold" style:font-weight-complex="bold"/>
    </style:style>
    <style:style style:name="T28" style:family="text">
      <style:text-properties fo:color="#ed1c24" fo:font-weight="bold" officeooo:rsid="0013eb89" style:font-weight-asian="bold" style:font-weight-complex="bold"/>
    </style:style>
    <style:style style:name="T29" style:family="text">
      <style:text-properties fo:color="#ed1c24" fo:font-weight="bold" officeooo:rsid="00277fcf" style:font-weight-asian="bold" style:font-weight-complex="bold"/>
    </style:style>
    <style:style style:name="T30" style:family="text">
      <style:text-properties fo:color="#ed1c24" fo:font-weight="bold" officeooo:rsid="0013eb89" fo:background-color="transparent" loext:char-shading-value="0" style:font-weight-asian="bold" style:font-weight-complex="bold"/>
    </style:style>
    <style:style style:name="T31" style:family="text">
      <style:text-properties fo:color="#0d1f63" fo:background-color="#bce4e5" loext:char-shading-value="0"/>
    </style:style>
    <style:style style:name="T32" style:family="text">
      <style:text-properties fo:color="#0d1f63" officeooo:rsid="002660af" fo:background-color="#bce4e5" loext:char-shading-value="0"/>
    </style:style>
    <style:style style:name="T33" style:family="text">
      <style:text-properties fo:color="#0d1f63" fo:font-weight="normal" officeooo:rsid="0028906e" fo:background-color="#bce4e5" loext:char-shading-value="0" style:font-weight-asian="normal" style:font-weight-complex="normal"/>
    </style:style>
    <style:style style:name="T34" style:family="text">
      <style:text-properties fo:color="#0d1f63" fo:font-weight="normal" fo:background-color="#bce4e5" loext:char-shading-value="0" style:font-weight-asian="normal" style:font-weight-complex="normal"/>
    </style:style>
    <style:style style:name="T35" style:family="text">
      <style:text-properties officeooo:rsid="0022574e"/>
    </style:style>
    <style:style style:name="T36" style:family="text">
      <style:text-properties officeooo:rsid="002287e6"/>
    </style:style>
    <style:style style:name="T37" style:family="text">
      <style:text-properties officeooo:rsid="00232dd7"/>
    </style:style>
    <style:style style:name="T38" style:family="text">
      <style:text-properties officeooo:rsid="002660af"/>
    </style:style>
    <style:style style:name="T39" style:family="text">
      <style:text-properties officeooo:rsid="002698b3"/>
    </style:style>
    <style:style style:name="T40" style:family="text">
      <style:text-properties fo:color="#000000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13ec1f" style:font-weight-asian="normal" style:font-weight-complex="normal"/>
    </style:style>
    <style:style style:name="T43" style:family="text">
      <style:text-properties fo:color="#000000" fo:font-weight="normal" officeooo:rsid="00280511" style:font-weight-asian="normal" style:font-weight-complex="normal"/>
    </style:style>
    <style:style style:name="T44" style:family="text">
      <style:text-properties fo:color="#000000" officeooo:rsid="0013ec1f"/>
    </style:style>
    <style:style style:name="T45" style:family="text">
      <style:text-properties officeooo:rsid="00280511"/>
    </style:style>
    <style:style style:name="T46" style:family="text">
      <style:text-properties officeooo:rsid="00289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west</text:p>
      <text:p text:style-name="P1"/>
      <text:p text:style-name="P1"/>
      <text:p text:style-name="P23">program:</text:p>
      <text:p text:style-name="P2"><text:bookmark-start text:name="__DdeLink__1102_2842838645"/>P <text:span text:style-name="T2"><text:s/>-&gt; </text:span><text:s/>DL <text:span text:style-name="T27">eof</text:span></text:p>
      <text:p text:style-name="P2">DL <text:span text:style-name="T2"><text:s/>-&gt; </text:span><text:s/>D DL <text:span text:style-name="T7">|</text:span> <text:span text:style-name="T25">EPSILON</text:span></text:p>
      <text:p text:style-name="P2"/>
      <text:p text:style-name="P15"><text:span text:style-name="T31">declarations:</text:span></text:p>
      <text:p text:style-name="P2">D <text:span text:style-name="T2"><text:s/>-&gt; </text:span><text:s/>TS <text:span text:style-name="T27">id</text:span> VDFD</text:p>
      <text:p text:style-name="P7">TS <text:span text:style-name="T2"><text:s/>-&gt; </text:span><text:s/><text:span text:style-name="T27">int</text:span> <text:span text:style-name="T7">|</text:span> <text:span text:style-name="T27">void</text:span></text:p>
      <text:p text:style-name="P2">VDFD <text:s/><text:span text:style-name="T2">-&gt;</text:span> <text:s/>VD <text:span text:style-name="T7">|</text:span> FD</text:p>
      <text:p text:style-name="P2">VD <text:span text:style-name="T2"><text:s/>-&gt; </text:span><text:s/><text:span text:style-name="T27">;</text:span> <text:span text:style-name="T7">|</text:span> <text:span text:style-name="T27">[</text:span> <text:span text:style-name="T27">num</text:span> <text:span text:style-name="T27">]</text:span> <text:span text:style-name="T27">;</text:span></text:p>
      <text:p text:style-name="P8">FD <text:span text:style-name="T2"><text:s/>-&gt; </text:span><text:s/><text:span text:style-name="T27">(</text:span> <text:span text:style-name="T36">PARS</text:span> <text:span text:style-name="T27">)</text:span> CS</text:p>
      <text:p text:style-name="P2"/>
      <text:p text:style-name="P23">parameters:</text:p>
      <text:p text:style-name="P14"><text:span text:style-name="T36">PARS</text:span> <text:span text:style-name="T2"><text:s/>-&gt; </text:span><text:s text:c="2"/><text:span text:style-name="T27">int</text:span> <text:span text:style-name="T27">id</text:span> <text:span text:style-name="T46">BRCK</text:span> PL <text:span text:style-name="T7">|</text:span> <text:span text:style-name="T27">void</text:span> <text:span text:style-name="T36">VPAR</text:span></text:p>
      <text:p text:style-name="P18"><text:span text:style-name="T36">VPAR</text:span> <text:s/><text:span text:style-name="T3">-&gt;</text:span> <text:s/><text:span text:style-name="T28">id</text:span><text:span text:style-name="T1"> BRCK PL </text:span><text:span text:style-name="T8">|</text:span><text:span text:style-name="T15"> </text:span><text:span text:style-name="T25">EPSILON</text:span><text:span text:style-name="T1"> <text:s text:c="3"/></text:span></text:p>
      <text:p text:style-name="P14">PL <text:span text:style-name="T2"><text:s/>-&gt; </text:span><text:s/><text:span text:style-name="T27">,</text:span> TS <text:span text:style-name="T27">id</text:span> <text:span text:style-name="T46">BRCK</text:span> PL <text:span text:style-name="T7">|</text:span> <text:s/><text:span text:style-name="T25">EPSILON</text:span><text:span text:style-name="T2"> </text:span><text:s/></text:p>
      <text:p text:style-name="P2"><text:span text:style-name="T46">BRCK</text:span> <text:span text:style-name="T2"><text:s/>-&gt; </text:span><text:s/><text:span text:style-name="T27">[</text:span> <text:span text:style-name="T27">]</text:span> <text:span text:style-name="T7">|</text:span> <text:span text:style-name="T25">EPSILON</text:span></text:p>
      <text:p text:style-name="P2"/>
      <text:p text:style-name="P23">statements:</text:p>
      <text:p text:style-name="P2">CS <text:span text:style-name="T2"><text:s/>-&gt; </text:span><text:s/><text:span text:style-name="T27">{</text:span> DL SL <text:span text:style-name="T27">}</text:span></text:p>
      <text:p text:style-name="P2">SL <text:span text:style-name="T2"><text:s/>-&gt; </text:span><text:s/>S SL <text:span text:style-name="T7">|</text:span> <text:span text:style-name="T25">EPSILON</text:span></text:p>
      <text:p text:style-name="P2">S <text:span text:style-name="T2"><text:s/>-&gt; </text:span><text:s/>ES <text:span text:style-name="T7">|</text:span> CS <text:span text:style-name="T7">|</text:span> SS <text:span text:style-name="T7">|</text:span> IS <text:span text:style-name="T7">|</text:span> RS <text:span text:style-name="T7">|</text:span> SWS</text:p>
      <text:p text:style-name="P19"/>
      <text:p text:style-name="P24"><text:span text:style-name="T37">expression </text:span>statement:</text:p>
      <text:p text:style-name="P2">ES <text:span text:style-name="T2"><text:s/>-&gt; </text:span><text:s/>E <text:span text:style-name="T27">;</text:span> <text:span text:style-name="T7">|</text:span> <text:span text:style-name="T27">continue</text:span> <text:span text:style-name="T27">;</text:span> <text:span text:style-name="T7">|</text:span> <text:span text:style-name="T27">break</text:span> <text:span text:style-name="T27">;</text:span> <text:span text:style-name="T7">|</text:span> <text:span text:style-name="T27">;</text:span></text:p>
      <text:p text:style-name="P24"><text:span text:style-name="T37">selection </text:span>statement:</text:p>
      <text:p text:style-name="P2">SS <text:span text:style-name="T2"><text:s/>-&gt; </text:span><text:s/><text:span text:style-name="T27">if</text:span> <text:span text:style-name="T27">(</text:span> E <text:span text:style-name="T27">)</text:span> S <text:span text:style-name="T27">else</text:span> S</text:p>
      <text:p text:style-name="P2"/>
      <text:p text:style-name="P24"><text:soft-page-break/><text:span text:style-name="T37">iteration </text:span>statement:</text:p>
      <text:p text:style-name="P2">IS <text:span text:style-name="T2"><text:s/>-&gt; </text:span><text:s/><text:span text:style-name="T27">while</text:span> <text:span text:style-name="T27">(</text:span> E <text:span text:style-name="T27">)</text:span> S</text:p>
      <text:p text:style-name="P24"><text:span text:style-name="T37">return </text:span>statement:</text:p>
      <text:p text:style-name="P9">RS <text:span text:style-name="T2"><text:s/>-&gt; </text:span><text:s/><text:span text:style-name="T27">return</text:span> <text:span text:style-name="T37">RVAL</text:span></text:p>
      <text:p text:style-name="P2"><text:span text:style-name="T37">RVAL</text:span> <text:span text:style-name="T2"><text:s/>-&gt; </text:span><text:s/><text:span text:style-name="T27">;</text:span> <text:span text:style-name="T7">|</text:span> E <text:span text:style-name="T27">;</text:span></text:p>
      <text:p text:style-name="P24"><text:span text:style-name="T37">switch </text:span>statement:</text:p>
      <text:p text:style-name="P2">SWS <text:span text:style-name="T2"><text:s/>-&gt; </text:span><text:s/><text:span text:style-name="T27">switch</text:span> <text:span text:style-name="T27">(</text:span> E <text:span text:style-name="T27">)</text:span> <text:span text:style-name="T27">{</text:span> CASS DS <text:span text:style-name="T27">}</text:span></text:p>
      <text:p text:style-name="P24"><text:span text:style-name="T37">case &amp; default </text:span>statement:</text:p>
      <text:p text:style-name="P9">CASS <text:span text:style-name="T2"><text:s/>-&gt; </text:span><text:s/><text:span text:style-name="T27">case</text:span> <text:span text:style-name="T27">num</text:span> <text:span text:style-name="T27">:</text:span> SL CASS <text:span text:style-name="T7">|</text:span> <text:span text:style-name="T25">EPSILON</text:span><text:span text:style-name="T2"> </text:span><text:s/></text:p>
      <text:p text:style-name="P2">DS <text:span text:style-name="T2"><text:s/>-&gt; </text:span><text:s/><text:span text:style-name="T27">default</text:span> <text:span text:style-name="T27">:</text:span> SL <text:span text:style-name="T7">|</text:span> <text:span text:style-name="T25">EPSILON</text:span></text:p>
      <text:p text:style-name="P10"/>
      <text:p text:style-name="P24"><text:span text:style-name="T37">expression</text:span>:</text:p>
      <text:p text:style-name="P13">E <text:span text:style-name="T2"><text:s/>-&gt; </text:span><text:s/><text:span text:style-name="T27">id</text:span><text:span text:style-name="T13"> </text:span><text:span text:style-name="T43">EID</text:span><text:span text:style-name="T13"> </text:span><text:span text:style-name="T11">|</text:span><text:span text:style-name="T23"> SF1 T1 AE1 SE1</text:span></text:p>
      <text:p text:style-name="P20">EID <text:s/><text:span text:style-name="T3">-&gt;</text:span><text:span text:style-name="T2"> <text:s/></text:span><text:span text:style-name="T28">=</text:span><text:span text:style-name="T4"> </text:span><text:span text:style-name="T44">E</text:span><text:span text:style-name="T3"> </text:span><text:span text:style-name="T5">|</text:span><text:span text:style-name="T28"> </text:span><text:span text:style-name="T29">[ </text:span><text:span text:style-name="T42">E</text:span><text:span text:style-name="T29"> ]</text:span><text:span text:style-name="T4"> </text:span><text:span text:style-name="T40">EID1</text:span><text:span text:style-name="T41"> </text:span><text:span text:style-name="T6">|</text:span><text:span text:style-name="T28"> </text:span><text:span text:style-name="T41">VC2 T1 AE1 SE1</text:span></text:p>
      <text:p text:style-name="P20">EID1 <text:s/><text:span text:style-name="T3">-&gt;</text:span><text:span text:style-name="T2"> <text:s/></text:span><text:span text:style-name="T28">=</text:span><text:span text:style-name="T4"> </text:span><text:span text:style-name="T44">E</text:span><text:span text:style-name="T3"> </text:span><text:span text:style-name="T5">|</text:span><text:span text:style-name="T28"> </text:span><text:span text:style-name="T41">T1 AE1 SE1</text:span></text:p>
      <text:p text:style-name="P3"/>
      <text:p text:style-name="P16"><text:span text:style-name="T32">simple expression</text:span><text:span text:style-name="T31">:</text:span></text:p>
      <text:p text:style-name="P2">SE1 <text:span text:style-name="T2"><text:s/>-&gt; </text:span><text:s/>R AE <text:span text:style-name="T7">|</text:span> <text:s/><text:span text:style-name="T25">EPSILON</text:span></text:p>
      <text:p text:style-name="P2"/>
      <text:p text:style-name="P26"><text:span text:style-name="T39">additive expression</text:span>:</text:p>
      <text:p text:style-name="P3">AE <text:span text:style-name="T2"><text:s/>-&gt; </text:span><text:s/>T AE1</text:p>
      <text:p text:style-name="P2">AE1 <text:span text:style-name="T2"><text:s/>-&gt; </text:span><text:s/>A T <text:span text:style-name="T7">|</text:span> <text:s/><text:span text:style-name="T25">EPSILON</text:span></text:p>
      <text:p text:style-name="P25"/>
      <text:p text:style-name="P27"><text:span text:style-name="T46">operations</text:span>:</text:p>
      <text:p text:style-name="P2">A <text:span text:style-name="T2"><text:s/>-&gt; </text:span><text:s/><text:span text:style-name="T27">+</text:span> <text:span text:style-name="T7">|</text:span> <text:span text:style-name="T27">-</text:span></text:p>
      <text:p text:style-name="P12">R <text:span text:style-name="T2"><text:s/>-&gt; </text:span><text:s/><text:span text:style-name="T27">&lt;</text:span> <text:span text:style-name="T7">|</text:span> <text:span text:style-name="T27">==</text:span></text:p>
      <text:p text:style-name="P3"/>
      <text:p text:style-name="P28"/>
      <text:p text:style-name="P28"/>
      <text:p text:style-name="P28"><text:soft-page-break/><text:span text:style-name="T38">term</text:span>:</text:p>
      <text:p text:style-name="P3">T <text:span text:style-name="T2"><text:s/>-&gt; </text:span><text:s/><text:span text:style-name="T46">SF </text:span>T1</text:p>
      <text:p text:style-name="P2">T1 <text:span text:style-name="T2"><text:s/>-&gt; </text:span><text:s/><text:span text:style-name="T27">*</text:span> SF <text:span text:style-name="T7">|</text:span> <text:s/><text:span text:style-name="T25">EPSILON</text:span></text:p>
      <text:p text:style-name="P3"/>
      <text:p text:style-name="P29"><text:span text:style-name="T46">signed factor &amp; factor</text:span>:</text:p>
      <text:p text:style-name="P3">SF <text:span text:style-name="T2"><text:s/>-&gt; </text:span><text:s/><text:span text:style-name="T23">VC </text:span><text:span text:style-name="T7">|</text:span><text:span text:style-name="T14"> </text:span><text:span text:style-name="T17">S</text:span>F<text:span text:style-name="T23">1</text:span></text:p>
      <text:p text:style-name="P4">SF1 <text:s/><text:span text:style-name="T3">-&gt;</text:span> <text:s/><text:span text:style-name="T1">F</text:span>1<text:span text:style-name="T1"> </text:span><text:span text:style-name="T8">|</text:span><text:span text:style-name="T1"> </text:span><text:span text:style-name="T28">+</text:span><text:span text:style-name="T1"> F </text:span><text:span text:style-name="T8">|</text:span><text:span text:style-name="T1"> </text:span><text:span text:style-name="T28">-</text:span><text:span text:style-name="T1"> F</text:span></text:p>
      <text:p text:style-name="P14">F <text:span text:style-name="T2"><text:s/>-&gt; </text:span><text:s/><text:span text:style-name="T46">VC</text:span> <text:span text:style-name="T7">|</text:span> <text:span text:style-name="T27">(</text:span> E <text:span text:style-name="T27">)</text:span> <text:span text:style-name="T7">|</text:span> <text:span text:style-name="T27">num</text:span></text:p>
      <text:p text:style-name="P4">F1 <text:s/><text:span text:style-name="T3">-&gt;</text:span> <text:s/><text:span text:style-name="T28">(</text:span><text:span text:style-name="T1"> E </text:span><text:span text:style-name="T28">)</text:span><text:span text:style-name="T1"> </text:span><text:span text:style-name="T8">|</text:span><text:span text:style-name="T1"> </text:span><text:span text:style-name="T28">num</text:span></text:p>
      <text:p text:style-name="P4"/>
      <text:p text:style-name="P17"><text:span text:style-name="T33">var &amp; call</text:span><text:span text:style-name="T34">:</text:span></text:p>
      <text:p text:style-name="P22">VC <text:s/><text:span text:style-name="T3">-&gt;</text:span> <text:s/><text:span text:style-name="T28">id <text:s/></text:span>V<text:span text:style-name="T46">C</text:span>1</text:p>
      <text:p text:style-name="P22">VC<text:span text:style-name="T46">1</text:span> <text:s/><text:span text:style-name="T3">-&gt;</text:span> <text:s/><text:span text:style-name="T28">[</text:span><text:span text:style-name="T1"> E </text:span><text:span text:style-name="T28">]</text:span> <text:span text:style-name="T9">|</text:span><text:span text:style-name="T19"> </text:span><text:span text:style-name="T30">(</text:span><text:span text:style-name="T16"> AR</text:span><text:span text:style-name="T21">GS</text:span><text:span text:style-name="T16"> </text:span><text:span text:style-name="T30">)</text:span><text:span text:style-name="T22"> </text:span><text:span text:style-name="T10">|</text:span><text:span text:style-name="T19"> </text:span><text:span text:style-name="T26">EPSILON</text:span></text:p>
      <text:p text:style-name="P22">VC<text:span text:style-name="T46">2</text:span> <text:s/><text:span text:style-name="T3">-&gt;</text:span> <text:s/><text:span text:style-name="T30">(</text:span><text:span text:style-name="T16"> AR</text:span><text:span text:style-name="T21">GS</text:span><text:span text:style-name="T16"> </text:span><text:span text:style-name="T30">)</text:span><text:span text:style-name="T22"> </text:span><text:span text:style-name="T10">|</text:span><text:span text:style-name="T19"> </text:span><text:span text:style-name="T26">EPSILON</text:span></text:p>
      <text:p text:style-name="P22"><text:span text:style-name="T26"/></text:p>
      <text:p text:style-name="P29"><text:span text:style-name="T46">var &amp; call</text:span>:</text:p>
      <text:p text:style-name="P2">AR<text:span text:style-name="T46">GS</text:span> <text:span text:style-name="T2"><text:s/>-&gt; </text:span><text:s/>ARL <text:span text:style-name="T7">|</text:span> <text:span text:style-name="T25">EPSILON</text:span></text:p>
      <text:p text:style-name="P2">ARL <text:span text:style-name="T2"><text:s/>-&gt; </text:span><text:s/>E ARL1</text:p>
      <text:p text:style-name="P2"><text:span text:style-name="T24">A</text:span>RL1 <text:span text:style-name="T2"><text:s/>-&gt; </text:span><text:s/><text:span text:style-name="T27">,</text:span> E ARL1 <text:span text:style-name="T7">|</text:span> <text:s/><text:span text:style-name="T25">E</text:span><text:bookmark-end text:name="__DdeLink__1102_2842838645"/><text:span text:style-name="T25">PSI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11:48.339642592</meta:creation-date>
    <dc:date>2019-06-27T14:06:43.545164496</dc:date>
    <meta:editing-duration>P2DT22H29M1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330" meta:character-count="1276" meta:non-whitespace-character-count="908"/>
  </office:meta>
</office:document-meta>
</file>